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style-name="Default" office:value-type="float" office:value="812.94">
            <text:p>812.94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7.9">
            <text:p>137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284.66">
            <text:p>1284.66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3.2">
            <text:p>13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table:formula="of:=1264.96+1226.71" office:value-type="float" office:value="2491.67">
            <text:p>2491.67</text:p>
          </table:table-cell>
          <table:table-cell table:style-name="Default" office:value-type="float" office:value="1264.96">
            <text:p>1264.96</text:p>
          </table:table-cell>
          <table:table-cell table:formula="of:=+[.M4]/[.L4]" office:value-type="percentage" office:value="0.507675575015953">
            <text:p>51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5.1">
            <text:p>15.1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784.4">
            <text:p>784.4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160.87">
            <text:p>1160.87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7.1">
            <text:p>17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1092.06">
            <text:p>1092.06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style-name="Default" office:value-type="string">
            <text:p>Damaged</text:p>
          </table:table-cell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number-columns-repeated="2" table:style-name="Default"/>
          <table:table-cell table:formula="of:=+[.M8]/[.L8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9:43.74</dc:date>
    <dc:creator>Lawrence Perepolkin</dc:creator>
    <meta:editing-duration>PT9H45M22S</meta:editing-duration>
    <meta:editing-cycles>43</meta:editing-cycles>
    <meta:generator>OpenOffice/4.1.12$Win32 OpenOffice.org_project/4112m1$Build-9809</meta:generator>
    <meta:document-statistic meta:table-count="3" meta:cell-count="153" meta:object-count="0"/>
  </office:meta>
</office:document-meta>
</file>